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style:font-size-asian="14pt" style:font-size-complex="14pt"/>
    </style:style>
    <style:style style:name="P2" style:family="paragraph" style:parent-style-name="Standard">
      <style:text-properties style:font-name="Liberation Serif" fo:font-size="14pt" officeooo:rsid="000f68db" officeooo:paragraph-rsid="000f68db" style:font-size-asian="14pt" style:font-size-complex="14pt"/>
    </style:style>
    <style:style style:name="P3" style:family="paragraph" style:parent-style-name="Standard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0f68db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bits/stdc++.h&gt;</text:p>
      <text:p text:style-name="P1">using namespace std;</text:p>
      <text:p text:style-name="P1">int main()</text:p>
      <text:p text:style-name="P2">{</text:p>
      <text:p text:style-name="P1"><text:tab/><text:span text:style-name="T2">vector&lt;int&gt; v = { 10 , 20 , 30 };</text:span></text:p>
      <text:p text:style-name="P1"><text:tab/>cout&lt;&lt; "v[0] = " &lt;&lt; <text:span text:style-name="T2">v[0]</text:span> &lt;&lt;"\n";</text:p>
      <text:p text:style-name="P1"><text:tab/>cout&lt;&lt; "*v.begin() = " &lt;&lt; <text:span text:style-name="T2">*( v.begin() ) </text:span>&lt;&lt;"\n";</text:p>
      <text:p text:style-name="P1"><text:tab/>cout&lt;&lt; "*v.end()-1 = " &lt;&lt; <text:span text:style-name="T2">*( v.end() - 1 ) </text:span>&lt;&lt;"\n";</text:p>
      <text:p text:style-name="P1"><text:tab/>cout&lt;&lt; "v.size() = " &lt;&lt; <text:span text:style-name="T2">v.size() </text:span>&lt;&lt;"\n";<text:tab/></text:p>
      <text:p text:style-name="P1"><text:tab/></text:p>
      <text:p text:style-name="P1"/>
      <text:p text:style-name="P1"><text:tab/><text:span text:style-name="T2">for(int i = 0; i &lt; v.size() ; i++)</text:span></text:p>
      <text:p text:style-name="P3"><text:tab/><text:tab/>cout&lt;&lt; v[i] &lt;&lt; " ";</text:p>
      <text:p text:style-name="P1"><text:tab/>cout&lt;&lt; "\n";</text:p>
      <text:p text:style-name="P1"><text:tab/></text:p>
      <text:p text:style-name="P1"><text:tab/></text:p>
      <text:p text:style-name="P1"><text:tab/><text:span text:style-name="T2">v.push_back(40);</text:span></text:p>
      <text:p text:style-name="P1"><text:tab/><text:span text:style-name="T2">for(auto i = v.begin(); i != v.end() ; i++) </text:span></text:p>
      <text:p text:style-name="P3"><text:tab/><text:tab/>cout&lt;&lt; *i &lt;&lt; " ";</text:p>
      <text:p text:style-name="P1"><text:tab/>cout&lt;&lt;"\n";</text:p>
      <text:p text:style-name="P1"><text:tab/></text:p>
      <text:p text:style-name="P1"><text:tab/></text:p>
      <text:p text:style-name="P1"><text:tab/><text:span text:style-name="T2">v.insert( v.begin()+1, 15 );</text:span></text:p>
      <text:p text:style-name="P3"><text:tab/>v.insert( v.begin(), 0 );</text:p>
      <text:p text:style-name="P1"><text:tab/><text:span text:style-name="T2">for( auto i = v.begin(); i != v.end(); i++ )</text:span></text:p>
      <text:p text:style-name="P3"><text:tab/><text:tab/>cout&lt;&lt; *i &lt;&lt; " ";</text:p>
      <text:p text:style-name="P1"><text:tab/>cout&lt;&lt; "\n";</text:p>
      <text:p text:style-name="P1"><text:tab/></text:p>
      <text:p text:style-name="P1"><text:tab/></text:p>
      <text:p text:style-name="P1"><text:tab/><text:span text:style-name="T2">v.pop_back();</text:span></text:p>
      <text:p text:style-name="P3"><text:tab/>v.push_back(50);</text:p>
      <text:p text:style-name="P1"><text:tab/>cout&lt;&lt; "v.front() = " &lt;&lt; <text:span text:style-name="T2">v.front()</text:span> &lt;&lt; "\n";</text:p>
      <text:p text:style-name="P1"><text:tab/>cout&lt;&lt; "v.back() = " &lt;&lt; <text:span text:style-name="T2">v.back()</text:span> &lt;&lt; "\n";</text:p>
      <text:p text:style-name="P1"><text:tab/><text:span text:style-name="T2">for( int x:v )</text:span></text:p>
      <text:p text:style-name="P3"><text:tab/><text:tab/>cout&lt;&lt; x &lt;&lt; " ";</text:p>
      <text:p text:style-name="P1"><text:tab/>cout&lt;&lt; "\n"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4T23:43:48.797223119</meta:creation-date>
    <dc:date>2020-07-04T23:53:34.929032976</dc:date>
    <meta:editing-duration>PT9M4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6" meta:word-count="139" meta:character-count="729" meta:non-whitespace-character-count="582"/>
  </office:meta>
</office:document-meta>
</file>